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209in" fo:break-before="auto" style:use-optimal-row-height="fals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158466"/>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1.3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9">مماثل تکون</text:span><text:span text:style-name="T2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2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2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0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2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2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3">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2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2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2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2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0">، [</text:span><text:span text:style-name="T27">خالی حال،غیر خالی حال]</text:span><text:span text:style-name="T2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0">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2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2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20">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2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2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12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0">00/00/0000</text:date>, <text:time style:data-style-name="N2" text:time-value="16:33:17.3655999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10T18:59:50.427886241</dc:date>
    <meta:editing-duration>P103DT23H1M53S</meta:editing-duration>
    <meta:editing-cycles>4633</meta:editing-cycles>
    <meta:generator>LibreOffice/6.4.7.2$Linux_X86_64 LibreOffice_project/40$Build-2</meta:generator>
    <meta:document-statistic meta:table-count="3" meta:cell-count="726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